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Text_20_body">
      <style:text-properties style:font-name="Cambria" fo:language="ru" fo:country="RU"/>
    </style:style>
    <style:style style:name="P2" style:family="paragraph" style:parent-style-name="Heading_20_1">
      <style:text-properties style:font-name="Cambria" fo:language="ru" fo:country="RU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2" text:outline-level="1">Релейные</text:h>
          </table:table-cell>
        </table:table-row>
        <table:table-row table:style-name="Table1.2">
          <table:table-cell table:style-name="Table1.A2" office:value-type="string">
            <text:p text:style-name="P1">В настоящем подразделе описаны блоки библиотеки «Релейные».</text:p>
            <text:p text:style-name="P1">Блоки данной библиотеки выполнены в виде субмоделей, при помощи блоков «В память» и «Из памяти» и триггеров. Алгоритм работы блоков можно просмотреть, заходя «внутрь» каждого блока (фактически внутрь субмодели)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Релейные блоки</dc:title>
    <dc:date>2014-12-26T11:56:15.13</dc:date>
    <meta:generator>OpenOffice/4.1.1$Win32 OpenOffice.org_project/411m6$Build-9775</meta:generator>
    <meta:editing-duration>PT4H41M2S</meta:editing-duration>
    <meta:editing-cycles>130</meta:editing-cycles>
    <meta:document-statistic meta:table-count="1" meta:image-count="0" meta:object-count="0" meta:page-count="1" meta:paragraph-count="3" meta:word-count="37" meta:character-count="278"/>
    <meta:user-defined meta:name="Поле 1"/>
    <meta:user-defined meta:name="Поле 2"/>
    <meta:user-defined meta:name="Поле 3"/>
    <meta:user-defined meta:name="Поле 4"/>
  </office:meta>
</office:document-meta>
</file>